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Roboto1" svg:font-family="Roboto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Roboto" svg:font-family="Roboto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48pt" fo:letter-spacing="normal" fo:font-style="normal" style:text-underline-style="none" fo:font-weight="normal" style:font-name-asian="Roboto1" style:font-size-asian="48pt" style:font-style-asian="normal" style:font-weight-asian="normal" style:font-name-complex="Roboto1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4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draw:name="Google Shape;67;p1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CSS - Links</text:span></text:p>
          </draw:text-box>
        </draw:frame>
        <draw:frame draw:name="Google Shape;68;p13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Francisco de Assis Boldt</text:span></text:p>
          </draw:text-box>
        </draw:frame>
        <anim:par presentation:node-type="timing-root">
          <anim:par smil:begin="id1.begin">
            <anim:transitionFilter smil:dur="0.5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SS - Cascading Style Sheets&#10;Folhas de Estilo em Cascata" draw:style-name="dp1" draw:master-page-name="TITLE_5f_AND_5f_BODY" presentation:presentation-page-layout-name="AL2T1" xml:id="id2" draw:id="id2">
        <office:forms form:automatic-focus="false" form:apply-design-mode="false"/>
        <draw:frame draw:name="Google Shape;73;p1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CSS – Links</text:span></text:p>
          </draw:text-box>
        </draw:frame>
        <draw:frame draw:name="Google Shape;74;p14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links</text:span></text:p>
              </text:list-item>
            </text:list>
          </draw:text-box>
        </draw:frame>
        <anim:par presentation:node-type="timing-root">
          <anim:par smil:begin="id2.begin">
            <anim:transitionFilter smil:dur="0.5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anim:sub-item="text" smil:attributeName="visibility" smil:to="visible"/>
                  <anim:animate smil:dur="5s" anim:sub-item="text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70;g9b49ceafd7_0_10:notes" draw:style-name="gr1" draw:layer="layout" svg:width="16.932cm" svg:height="9.524cm" svg:x="1.059cm" svg:y="1.905cm" draw:page-number="2" presentation:class="page"/>
          <draw:frame draw:name="Google Shape;71;g9b49ceafd7_0_10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5">&lt;body style=”color: blue;”&gt;</text:span></text:p>
              <text:p text:style-name="P1"><text:span text:style-name="T5">&lt;style type="text/css"&gt; <text:s text:c="2"/>body { color: blue;} </text:span><text:span text:style-name="T5"><text:tab/></text:span><text:span text:style-name="T5"> &lt;/style&gt;</text:span></text:p>
              <text:p text:style-name="P1"><text:span text:style-name="T5">&lt;link href="css/styles.css" type="text/css" rel="stylesheet"&gt;</text:span></text:p>
              <text:p text:style-name="P1"><text:span text:style-name="T5"/></text:p>
            </draw:text-box>
          </draw:frame>
        </presentation:notes>
      </draw:page>
      <presentation:settings presentation:animations="disabled"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Roboto1" svg:font-family="Roboto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Roboto" svg:font-family="Roboto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9f9f9" draw:end-color="#dedede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cfe2f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cfe2f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fe2f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3.939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4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1.318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5.93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21T16:14:04.366219432</dc:date>
    <meta:editing-duration>PT25M16S</meta:editing-duration>
    <meta:editing-cycles>6</meta:editing-cycles>
    <meta:document-statistic meta:object-count="40"/>
  </office:meta>
</office:document-meta>
</file>